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3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7.77mm" svg:height="89.92mm" svg:x="60.76mm" svg:y="49.28mm">
            <loext:p draw:notify-on-update-of-ranges="Sheet1.B1:Sheet1.I1 Sheet1.B3:Sheet1.I3 Sheet1.B4:Sheet1.I4 Sheet1.B1:Sheet1.I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table:number-columns-repeated="8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6.174" calcext:value-type="float">
            <text:p>16.174</text:p>
          </table:table-cell>
          <table:table-cell office:value-type="float" office:value="16.171" calcext:value-type="float">
            <text:p>16.171</text:p>
          </table:table-cell>
          <table:table-cell office:value-type="float" office:value="16.161" calcext:value-type="float">
            <text:p>16.161</text:p>
          </table:table-cell>
          <table:table-cell office:value-type="float" office:value="16.163" calcext:value-type="float">
            <text:p>16.163</text:p>
          </table:table-cell>
          <table:table-cell office:value-type="float" office:value="16.152" calcext:value-type="float">
            <text:p>16.152</text:p>
          </table:table-cell>
          <table:table-cell office:value-type="float" office:value="16.179" calcext:value-type="float">
            <text:p>16.179</text:p>
          </table:table-cell>
          <table:table-cell office:value-type="float" office:value="34.727" calcext:value-type="float">
            <text:p>34.727</text:p>
          </table:table-cell>
          <table:table-cell office:value-type="float" office:value="106.575" calcext:value-type="float">
            <text:p>106.575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table:formula="of:=1000/[.B3]" office:value-type="float" office:value="61.8276245826635" calcext:value-type="float">
            <text:p>61.8276245826635</text:p>
          </table:table-cell>
          <table:table-cell table:formula="of:=1000/[.C3]" office:value-type="float" office:value="61.839094675654" calcext:value-type="float">
            <text:p>61.839094675654</text:p>
          </table:table-cell>
          <table:table-cell table:formula="of:=1000/[.D3]" office:value-type="float" office:value="61.8773590743147" calcext:value-type="float">
            <text:p>61.8773590743147</text:p>
          </table:table-cell>
          <table:table-cell table:formula="of:=1000/[.E3]" office:value-type="float" office:value="61.8697024067314" calcext:value-type="float">
            <text:p>61.8697024067314</text:p>
          </table:table-cell>
          <table:table-cell table:formula="of:=1000/[.F3]" office:value-type="float" office:value="61.9118375433383" calcext:value-type="float">
            <text:p>61.9118375433383</text:p>
          </table:table-cell>
          <table:table-cell table:formula="of:=1000/[.G3]" office:value-type="float" office:value="61.8085172136721" calcext:value-type="float">
            <text:p>61.8085172136721</text:p>
          </table:table-cell>
          <table:table-cell table:formula="of:=1000/[.H3]" office:value-type="float" office:value="28.7960376652173" calcext:value-type="float">
            <text:p>28.7960376652173</text:p>
          </table:table-cell>
          <table:table-cell table:formula="of:=1000/[.I3]" office:value-type="float" office:value="9.38306357025569" calcext:value-type="float">
            <text:p>9.3830635702556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2.47299898908187" calcext:value-type="float">
            <text:p>2.47299898908187</text:p>
          </table:table-cell>
          <table:table-cell office:value-type="float" office:value="2.63965130272921" calcext:value-type="float">
            <text:p>2.63965130272921</text:p>
          </table:table-cell>
          <table:table-cell office:value-type="float" office:value="3.08497633702431" calcext:value-type="float">
            <text:p>3.08497633702431</text:p>
          </table:table-cell>
          <table:table-cell office:value-type="float" office:value="2.41545668559799" calcext:value-type="float">
            <text:p>2.41545668559799</text:p>
          </table:table-cell>
          <table:table-cell office:value-type="float" office:value="2.00322140563644" calcext:value-type="float">
            <text:p>2.00322140563644</text:p>
          </table:table-cell>
          <table:table-cell office:value-type="float" office:value="3.39660992756012" calcext:value-type="float">
            <text:p>3.39660992756012</text:p>
          </table:table-cell>
          <table:table-cell office:value-type="float" office:value="5.24218189306705" calcext:value-type="float">
            <text:p>5.24218189306705</text:p>
          </table:table-cell>
          <table:table-cell office:value-type="float" office:value="12.0907557662869" calcext:value-type="float">
            <text:p>12.0907557662869</text:p>
          </table:table-cell>
        </table:table-row>
        <table:table-row table:style-name="ro1">
          <table:table-cell office:value-type="string" calcext:value-type="string">
            <text:p>3sigma</text:p>
          </table:table-cell>
          <table:table-cell office:value-type="float" office:value="7.4189969672456" calcext:value-type="float">
            <text:p>7.4189969672456</text:p>
          </table:table-cell>
          <table:table-cell office:value-type="float" office:value="7.91895390818763" calcext:value-type="float">
            <text:p>7.91895390818763</text:p>
          </table:table-cell>
          <table:table-cell office:value-type="float" office:value="9.25492901107294" calcext:value-type="float">
            <text:p>9.25492901107294</text:p>
          </table:table-cell>
          <table:table-cell office:value-type="float" office:value="7.24637005679397" calcext:value-type="float">
            <text:p>7.24637005679397</text:p>
          </table:table-cell>
          <table:table-cell office:value-type="float" office:value="6.00966421690932" calcext:value-type="float">
            <text:p>6.00966421690932</text:p>
          </table:table-cell>
          <table:table-cell office:value-type="float" office:value="10.1898297826804" calcext:value-type="float">
            <text:p>10.1898297826804</text:p>
          </table:table-cell>
          <table:table-cell office:value-type="float" office:value="15.7265456792011" calcext:value-type="float">
            <text:p>15.7265456792011</text:p>
          </table:table-cell>
          <table:table-cell office:value-type="float" office:value="36.2722672988607" calcext:value-type="float">
            <text:p>36.2722672988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6" calcext:value-type="float">
            <text:p>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0000/00/00</text:date>, <text:time style:data-style-name="N2" text:time-value="01:38:46.84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01:26:42.973000000</meta:creation-date>
    <dc:date>2022-08-11T01:49:13.971000000</dc:date>
    <meta:editing-duration>PT9M31S</meta:editing-duration>
    <meta:editing-cycles>2</meta:editing-cycles>
    <meta:generator>LibreOffice/5.2.6.2$Windows_x86 LibreOffice_project/a3100ed2409ebf1c212f5048fbe377c281438fdc</meta:generator>
    <meta:document-statistic meta:table-count="1" meta:cell-count="90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family-asian="メイリオ" style:font-style-name-asian="レギュラー" style:font-family-generic-asian="modern" style:font-size-asian="13pt" style:font-size-complex="13pt"/>
    </style:style>
    <style:style style:name="ch3" style:family="chart">
      <style:graphic-properties draw:stroke="none" draw:fill="none" draw:fill-color="#d9d9d9"/>
      <style:text-properties fo:font-family="メイリオ" style:font-style-name="レギュラー" style:font-family-generic="modern" fo:font-size="10pt" style:font-family-asian="メイリオ" style:font-style-name-asian="レギュラー" style:font-family-generic-asian="modern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24" chart:origin="0" chart:interval-major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メイリオ" style:font-style-name="レギュラー" style:font-family-generic="modern" fo:font-size="9pt" style:font-family-asian="メイリオ" style:font-style-name-asian="レギュラー" style:font-family-generic-asian="modern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メイリオ" style:font-style-name="レギュラー" style:font-family-generic="modern" fo:font-size="9pt" style:font-family-asian="メイリオ" style:font-style-name-asian="レギュラー" style:font-family-generic-asian="modern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0" chart:maximum="7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family="メイリオ" style:font-style-name="レギュラー" style:font-family-generic="modern" fo:font-size="9pt" style:font-family-asian="メイリオ" style:font-style-name-asian="レギュラー" style:font-family-generic-asian="modern" style:font-size-asian="9pt" style:font-size-complex="9pt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778cm" svg:height="8.993cm" xlink:href=".." xlink:type="simple" chart:class="chart:scatter" chart:style-name="ch1">
        <chart:title svg:x="3.557cm" svg:y="0.315cm" chart:style-name="ch2">
          <text:p>サーチ直径と処理時間</text:p>
        </chart:title>
        <chart:legend svg:x="3.453cm" svg:y="1.077cm" style:legend-expansion="custom" chartooo:width="4.77cm" chartooo:height="0.735cm" style:legend-expansion-aspect-ratio="6.48979591836735" chart:style-name="ch3"/>
        <chart:plot-area chart:style-name="ch4" table:cell-range-address="Sheet1.B1:Sheet1.I1 Sheet1.B3:Sheet1.I4" chart:data-source-has-labels="row" svg:x="1.351cm" svg:y="1.613cm" svg:width="9.287cm" svg:height="6.112cm">
          <chartooo:coordinate-region svg:x="2.158cm" svg:y="1.812cm" svg:width="7.858cm" svg:height="5.266cm"/>
          <chart:axis chart:dimension="x" chart:name="primary-x" chart:style-name="ch5">
            <chart:title svg:x="4.725cm" svg:y="7.904cm" chart:style-name="ch6">
              <text:p>サーチ直径 [px]</text:p>
            </chart:title>
          </chart:axis>
          <chart:axis chart:dimension="y" chart:name="primary-y" chart:style-name="ch7">
            <chart:title svg:x="0.45cm" svg:y="6.229cm" chart:style-name="ch8">
              <text:p>処理時間 [ms/shot]</text:p>
            </chart:title>
            <chart:grid chart:style-name="ch9" chart:class="major"/>
          </chart:axis>
          <chart:axis chart:dimension="y" chart:name="secondary-y" chart:style-name="ch10">
            <chart:title svg:x="10.873cm" svg:y="6.295cm" chart:style-name="ch11">
              <text:p>フレームレート [fps]</text:p>
            </chart:title>
          </chart:axis>
          <chart:series chart:attached-axis="primary-y" chart:style-name="ch12" chart:values-cell-range-address="Sheet1.B3:Sheet1.I3" loext:label-string="処理時間" chart:class="chart:scatter">
            <chart:domain table:cell-range-address="Sheet1.B1:Sheet1.I1"/>
            <chart:data-point chart:repeated="8"/>
          </chart:series>
          <chart:series chart:attached-axis="secondary-y" chart:style-name="ch13" chart:values-cell-range-address="Sheet1.B4:Sheet1.I4" loext:label-string="fps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行 1</text:p>
              </table:table-cell>
              <table:table-cell office:value-type="string">
                <text:p>処理時間</text:p>
              </table:table-cell>
              <table:table-cell office:value-type="string">
                <text:p>f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I1</svg:desc>
                </draw:g>
              </table:table-cell>
              <table:table-cell office:value-type="float" office:value="16.174">
                <text:p>16.174</text:p>
                <draw:g>
                  <svg:desc>Sheet1.B3:Sheet1.I3</svg:desc>
                </draw:g>
              </table:table-cell>
              <table:table-cell office:value-type="float" office:value="61.8276245826635">
                <text:p>61.8276245826635</text:p>
                <draw:g>
                  <svg:desc>Sheet1.B4:Sheet1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6.171">
                <text:p>16.171</text:p>
              </table:table-cell>
              <table:table-cell office:value-type="float" office:value="61.839094675654">
                <text:p>61.83909467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6.161">
                <text:p>16.161</text:p>
              </table:table-cell>
              <table:table-cell office:value-type="float" office:value="61.8773590743147">
                <text:p>61.8773590743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6.163">
                <text:p>16.163</text:p>
              </table:table-cell>
              <table:table-cell office:value-type="float" office:value="61.8697024067314">
                <text:p>61.8697024067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6.152">
                <text:p>16.152</text:p>
              </table:table-cell>
              <table:table-cell office:value-type="float" office:value="61.9118375433383">
                <text:p>61.911837543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6.179">
                <text:p>16.179</text:p>
              </table:table-cell>
              <table:table-cell office:value-type="float" office:value="61.8085172136721">
                <text:p>61.8085172136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4.727">
                <text:p>34.727</text:p>
              </table:table-cell>
              <table:table-cell office:value-type="float" office:value="28.7960376652173">
                <text:p>28.7960376652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06.575">
                <text:p>106.575</text:p>
              </table:table-cell>
              <table:table-cell office:value-type="float" office:value="9.38306357025569">
                <text:p>9.38306357025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